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-width="0.1cm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marker-end-width="0.1cm"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marker-end-width="0.1cm" draw:fill="solid" draw:fill-color="#2300dc" draw:textarea-horizontal-align="justify" draw:textarea-vertical-align="middle" draw:auto-grow-height="false"/>
    </style:style>
    <style:style style:name="gr6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gr8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draw:marker-start-width="0.5cm" draw:marker-end="Arrow" draw:marker-end-width="0.3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1.9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border="none"/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text-align="start"/>
    </style:style>
    <style:style style:name="P2" style:family="paragraph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P3" style:family="paragraph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2" draw:text-style-name="P1" draw:layer="layout" svg:width="24.639cm" svg:height="11.979cm" svg:x="1.561cm" svg:y="3.8cm" presentation:class="subtitle" presentation:user-transformed="true">
          <draw:text-box>
            <text:list text:style-name="L2">
              <text:list-header>
                <text:p text:style-name="P1">Update der Partikel-Position analog zu N-Body:</text:p>
              </text:list-header>
            </text:list>
            <text:list text:style-name="L3">
              <text:list-header>
                <text:p text:style-name="P1"/>
                <text:list>
                  <text:list-item>
                    <text:list>
                      <text:list-item>
                        <text:p text:style-name="P1"><text:s/>Berechne die auf jeden Parikel wirkenden Kräfte (Druck, Viskosität, Boundary, Gravitation)</text:p>
                        <text:p text:style-name="P1"/>
                      </text:list-item>
                      <text:list-item>
                        <text:p text:style-name="P1"><text:s/>Berechne neue Position mittels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1.366cm" svg:height="1.007cm" svg:x="8.341cm" svg:y="16.4cm">
          <draw:text-box>
            <text:p text:style-name="P2">Pos</text:p>
          </draw:text-box>
        </draw:frame>
        <draw:frame draw:style-name="gr1" draw:text-style-name="P3" draw:layer="layout" svg:width="0.147cm" svg:height="0.602cm" svg:x="9.715cm" svg:y="16.954cm">
          <draw:text-box>
            <text:p text:style-name="P3">i</text:p>
          </draw:text-box>
        </draw:frame>
        <draw:frame draw:style-name="gr1" draw:text-style-name="P4" draw:layer="layout" svg:width="0.721cm" svg:height="0.909cm" svg:x="9.888cm" svg:y="16.482cm">
          <draw:text-box>
            <text:p text:style-name="P4">=</text:p>
          </draw:text-box>
        </draw:frame>
        <draw:frame draw:style-name="gr1" draw:text-style-name="P2" draw:layer="layout" svg:width="1.669cm" svg:height="1.007cm" svg:x="10.689cm" svg:y="16.4cm">
          <draw:text-box>
            <text:p text:style-name="P2">Velo</text:p>
          </draw:text-box>
        </draw:frame>
        <draw:frame draw:style-name="gr1" draw:text-style-name="P3" draw:layer="layout" svg:width="0.147cm" svg:height="0.602cm" svg:x="12.348cm" svg:y="16.954cm">
          <draw:text-box>
            <text:p text:style-name="P3">i</text:p>
          </draw:text-box>
        </draw:frame>
        <draw:frame draw:style-name="gr1" draw:text-style-name="P4" draw:layer="layout" svg:width="0.525cm" svg:height="0.909cm" svg:x="12.405cm" svg:y="16.482cm">
          <draw:text-box>
            <text:p text:style-name="P4">⋅</text:p>
          </draw:text-box>
        </draw:frame>
        <draw:frame draw:style-name="gr1" draw:text-style-name="P4" draw:layer="layout" svg:width="0.554cm" svg:height="0.909cm" svg:x="12.865cm" svg:y="16.482cm">
          <draw:text-box>
            <text:p text:style-name="P4">Δ</text:p>
          </draw:text-box>
        </draw:frame>
        <draw:frame draw:style-name="gr1" draw:text-style-name="P2" draw:layer="layout" svg:width="0.249cm" svg:height="1.007cm" svg:x="13.551cm" svg:y="16.4cm">
          <draw:text-box>
            <text:p text:style-name="P2">t</text:p>
          </draw:text-box>
        </draw:frame>
        <draw:frame draw:style-name="gr1" draw:text-style-name="P2" draw:layer="layout" svg:width="1.718cm" svg:height="1.036cm" svg:x="8.2cm" svg:y="14.647cm">
          <draw:text-box>
            <text:p text:style-name="P2">Velo</text:p>
          </draw:text-box>
        </draw:frame>
        <draw:frame draw:style-name="gr1" draw:text-style-name="P3" draw:layer="layout" svg:width="0.155cm" svg:height="0.621cm" svg:x="9.966cm" svg:y="15.158cm">
          <draw:text-box>
            <text:p text:style-name="P3">i</text:p>
          </draw:text-box>
        </draw:frame>
        <draw:frame draw:style-name="gr1" draw:text-style-name="P4" draw:layer="layout" svg:width="0.744cm" svg:height="0.937cm" svg:x="10.143cm" svg:y="14.731cm">
          <draw:text-box>
            <text:p text:style-name="P4">=</text:p>
          </draw:text-box>
        </draw:frame>
        <draw:frame draw:style-name="gr1" draw:text-style-name="P4" draw:layer="layout" svg:width="0.316cm" svg:height="0.937cm" svg:x="10.848cm" svg:y="14.731cm">
          <draw:text-box>
            <text:p text:style-name="P4">(</text:p>
          </draw:text-box>
        </draw:frame>
        <draw:frame draw:style-name="gr1" draw:text-style-name="P2" draw:layer="layout" svg:width="2.238cm" svg:height="1.036cm" svg:x="11.262cm" svg:y="14.647cm">
          <draw:text-box>
            <text:p text:style-name="P2">Force</text:p>
          </draw:text-box>
        </draw:frame>
        <draw:frame draw:style-name="gr1" draw:text-style-name="P3" draw:layer="layout" svg:width="0.153cm" svg:height="0.621cm" svg:x="13.558cm" svg:y="15.158cm">
          <draw:text-box>
            <text:p text:style-name="P3">i</text:p>
          </draw:text-box>
        </draw:frame>
        <draw:frame draw:style-name="gr1" draw:text-style-name="P4" draw:layer="layout" svg:width="0.26cm" svg:height="0.937cm" svg:x="13.791cm" svg:y="14.731cm">
          <draw:text-box>
            <text:p text:style-name="P4">/</text:p>
          </draw:text-box>
        </draw:frame>
        <draw:frame draw:style-name="gr1" draw:text-style-name="P2" draw:layer="layout" svg:width="1.875cm" svg:height="1.036cm" svg:x="14.146cm" svg:y="14.647cm">
          <draw:text-box>
            <text:p text:style-name="P2">mass</text:p>
          </draw:text-box>
        </draw:frame>
        <draw:frame draw:style-name="gr1" draw:text-style-name="P3" draw:layer="layout" svg:width="0.155cm" svg:height="0.621cm" svg:x="16.029cm" svg:y="15.158cm">
          <draw:text-box>
            <text:p text:style-name="P3">i</text:p>
          </draw:text-box>
        </draw:frame>
        <draw:frame draw:style-name="gr1" draw:text-style-name="P4" draw:layer="layout" svg:width="0.317cm" svg:height="0.937cm" svg:x="16.205cm" svg:y="14.731cm">
          <draw:text-box>
            <text:p text:style-name="P4">)</text:p>
          </draw:text-box>
        </draw:frame>
        <draw:frame draw:style-name="gr1" draw:text-style-name="P4" draw:layer="layout" svg:width="0.541cm" svg:height="0.937cm" svg:x="16.384cm" svg:y="14.731cm">
          <draw:text-box>
            <text:p text:style-name="P4">⋅</text:p>
          </draw:text-box>
        </draw:frame>
        <draw:frame draw:style-name="gr1" draw:text-style-name="P4" draw:layer="layout" svg:width="0.571cm" svg:height="0.937cm" svg:x="16.854cm" svg:y="14.731cm">
          <draw:text-box>
            <text:p text:style-name="P4">Δ</text:p>
          </draw:text-box>
        </draw:frame>
        <draw:frame draw:style-name="gr1" draw:text-style-name="P2" draw:layer="layout" svg:width="0.257cm" svg:height="1.036cm" svg:x="17.562cm" svg:y="14.647cm">
          <draw:text-box>
            <text:p text:style-name="P2">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5">
              <text:list-header>
                <text:p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xml:id="id5" draw:id="id5" draw:layer="layout" svg:width="0.4cm" svg:height="0.4cm" svg:x="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0.4cm" svg:height="0.4cm" svg:x="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4cm" svg:height="0.4cm" svg:x="4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0.4cm" svg:height="0.4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0.4cm" svg:height="0.4cm" svg:x="6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4cm" svg:height="0.4cm" svg:x="6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0.4cm" svg:height="0.4cm" svg:x="7.2cm" svg:y="13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0.4cm" svg:height="0.4cm" svg:x="2.6cm" svg:y="11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0.4cm" svg:height="0.4cm" svg:x="3cm" svg:y="1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6" draw:id="id16" draw:layer="layout" svg:width="0.4cm" svg:height="0.4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4cm" svg:height="0.4cm" svg:x="9.59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0.4cm" svg:height="0.4cm" svg:x="11.4cm" svg:y="1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8" draw:id="id18" draw:layer="layout" svg:width="0.4cm" svg:height="0.4cm" svg:x="10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4cm" svg:height="0.4cm" svg:x="6.2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0.4cm" svg:height="0.4cm" svg:x="4.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0.4cm" svg:height="0.4cm" svg:x="7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2" draw:id="id12" draw:layer="layout" svg:width="0.4cm" svg:height="0.4cm" svg:x="8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0.4cm" svg:height="0.4cm" svg:x="11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6.542cm" svg:y1="11.942cm" svg:x2="7.4cm" svg:y2="13.365cm" draw:start-shape="id1" draw:start-glue-point="9" draw:end-shape="id2" draw:end-glue-point="4" svg:d="m6542 11942 858 1423">
          <text:p/>
        </draw:connector>
        <draw:connector draw:style-name="gr7" draw:text-style-name="P5" draw:layer="layout" draw:type="line" svg:x1="4.942cm" svg:y1="10.542cm" svg:x2="7.258cm" svg:y2="13.423cm" draw:start-shape="id3" draw:start-glue-point="9" draw:end-shape="id2" draw:end-glue-point="5" svg:d="m4942 10542 2316 2881">
          <text:p/>
        </draw:connector>
        <draw:connector draw:style-name="gr7" draw:text-style-name="P5" draw:layer="layout" draw:type="line" svg:x1="2.942cm" svg:y1="11.374cm" svg:x2="7.2cm" svg:y2="13.565cm" draw:start-shape="id4" draw:start-glue-point="9" draw:end-shape="id2" draw:end-glue-point="6" svg:d="m2942 11374 4258 2191">
          <text:p/>
        </draw:connector>
        <draw:connector draw:style-name="gr7" draw:text-style-name="P5" draw:layer="layout" draw:type="line" svg:x1="2.6cm" svg:y1="13.6cm" svg:x2="7.2cm" svg:y2="13.565cm" draw:start-shape="id5" draw:start-glue-point="10" draw:end-shape="id2" draw:end-glue-point="6" svg:d="m2600 13600 4600-35">
          <text:p/>
        </draw:connector>
        <draw:connector draw:style-name="gr7" draw:text-style-name="P5" draw:layer="layout" draw:type="line" svg:x1="4.742cm" svg:y1="14.458cm" svg:x2="7.258cm" svg:y2="13.707cm" draw:start-shape="id6" draw:start-glue-point="11" draw:end-shape="id2" draw:end-glue-point="7" svg:d="m4742 14458 2516-751">
          <text:p/>
        </draw:connector>
        <draw:connector draw:style-name="gr7" draw:text-style-name="P5" draw:layer="layout" draw:type="line" svg:x1="3.342cm" svg:y1="16.626cm" svg:x2="7.258cm" svg:y2="13.707cm" draw:start-shape="id7" draw:start-glue-point="11" draw:end-shape="id2" draw:end-glue-point="7" svg:d="m3342 16626 3916-2919">
          <text:p/>
        </draw:connector>
        <draw:connector draw:style-name="gr7" draw:text-style-name="P5" draw:layer="layout" draw:type="line" svg:x1="6.542cm" svg:y1="14.516cm" svg:x2="7.258cm" svg:y2="13.707cm" draw:start-shape="id8" draw:start-glue-point="11" draw:end-shape="id2" draw:end-glue-point="7" svg:d="m6542 14516 716-809">
          <text:p/>
        </draw:connector>
        <draw:connector draw:style-name="gr7" draw:text-style-name="P5" draw:layer="layout" draw:type="line" svg:x1="4.6cm" svg:y1="18.4cm" svg:x2="7.258cm" svg:y2="13.707cm" draw:start-shape="id9" draw:start-glue-point="4" draw:end-shape="id2" draw:end-glue-point="7" svg:d="m4600 18400 2658-4693">
          <text:p/>
        </draw:connector>
        <draw:connector draw:style-name="gr7" draw:text-style-name="P5" draw:layer="layout" draw:type="line" svg:x1="6.6cm" svg:y1="15.4cm" svg:x2="7.4cm" svg:y2="13.765cm" draw:start-shape="id10" draw:start-glue-point="4" draw:end-shape="id2" draw:end-glue-point="8" svg:d="m6600 15400 800-1635">
          <text:p/>
        </draw:connector>
        <draw:connector draw:style-name="gr7" draw:text-style-name="P5" draw:layer="layout" draw:type="line" svg:x1="7.6cm" svg:y1="17cm" svg:x2="7.4cm" svg:y2="13.765cm" draw:start-shape="id11" draw:start-glue-point="4" draw:end-shape="id2" draw:end-glue-point="8" svg:d="m7600 17000-200-3235">
          <text:p/>
        </draw:connector>
        <draw:connector draw:style-name="gr7" draw:text-style-name="P5" draw:layer="layout" draw:type="line" svg:x1="8.8cm" svg:y1="18.2cm" svg:x2="7.542cm" svg:y2="13.707cm" draw:start-shape="id12" draw:start-glue-point="4" draw:end-shape="id2" draw:end-glue-point="9" svg:d="m8800 18200-1258-4493">
          <text:p/>
        </draw:connector>
        <draw:connector draw:style-name="gr7" draw:text-style-name="P5" draw:layer="layout" draw:type="line" svg:x1="11.258cm" svg:y1="17.058cm" svg:x2="7.542cm" svg:y2="13.707cm" draw:start-shape="id13" draw:start-glue-point="5" draw:end-shape="id2" draw:end-glue-point="9" svg:d="m11258 17058-3716-3351">
          <text:p/>
        </draw:connector>
        <draw:connector draw:style-name="gr7" draw:text-style-name="P5" draw:layer="layout" draw:type="line" svg:x1="11.4cm" svg:y1="16.293cm" svg:x2="7.542cm" svg:y2="13.707cm" draw:start-shape="id14" draw:start-glue-point="6" draw:end-shape="id2" draw:end-glue-point="9" svg:d="m11400 16293-3858-2586">
          <text:p/>
        </draw:connector>
        <draw:connector draw:style-name="gr7" draw:text-style-name="P5" draw:layer="layout" draw:type="line" svg:x1="9.59cm" svg:y1="14.6cm" svg:x2="7.542cm" svg:y2="13.707cm" draw:start-shape="id15" draw:start-glue-point="6" draw:end-shape="id2" draw:end-glue-point="9" svg:d="m9590 14600-2048-893">
          <text:p/>
        </draw:connector>
        <draw:connector draw:style-name="gr7" draw:text-style-name="P5" draw:layer="layout" draw:type="line" svg:x1="10.2cm" svg:y1="12.6cm" svg:x2="7.6cm" svg:y2="13.565cm" draw:start-shape="id16" draw:start-glue-point="6" draw:end-shape="id2" draw:end-glue-point="10" svg:d="m10200 12600-2600 965">
          <text:p/>
        </draw:connector>
        <draw:connector draw:style-name="gr7" draw:text-style-name="P5" draw:layer="layout" draw:type="line" svg:x1="8.4cm" svg:y1="10.8cm" svg:x2="7.4cm" svg:y2="13.365cm" draw:start-shape="id17" draw:start-glue-point="8" draw:end-shape="id2" draw:end-glue-point="4" svg:d="m8400 10800-1000 2565">
          <text:p/>
        </draw:connector>
        <draw:connector draw:style-name="gr7" draw:text-style-name="P5" draw:layer="layout" draw:type="line" svg:x1="10.058cm" svg:y1="9.942cm" svg:x2="7.542cm" svg:y2="13.423cm" draw:start-shape="id18" draw:start-glue-point="7" draw:end-shape="id2" draw:end-glue-point="11" svg:d="m10058 9942-2516 3481">
          <text:p/>
        </draw:connector>
        <draw:frame draw:style-name="gr1" draw:text-style-name="P2" draw:layer="layout" svg:width="0.858cm" svg:height="0.683cm" svg:x="14.6cm" svg:y="14.698cm">
          <draw:text-box>
            <text:p text:style-name="P2">rho</text:p>
          </draw:text-box>
        </draw:frame>
        <draw:frame draw:style-name="gr1" draw:text-style-name="P3" draw:layer="layout" svg:width="0.1cm" svg:height="0.408cm" svg:x="15.493cm" svg:y="15.074cm">
          <draw:text-box>
            <text:p text:style-name="P3">i</text:p>
          </draw:text-box>
        </draw:frame>
        <draw:frame draw:style-name="gr1" draw:text-style-name="P4" draw:layer="layout" svg:width="0.489cm" svg:height="0.617cm" svg:x="15.611cm" svg:y="14.754cm">
          <draw:text-box>
            <text:p text:style-name="P4">=</text:p>
          </draw:text-box>
        </draw:frame>
        <draw:frame draw:style-name="gr1" draw:text-style-name="P6" draw:layer="layout" svg:width="0.714cm" svg:height="0.902cm" svg:x="16.116cm" svg:y="14.604cm">
          <draw:text-box>
            <text:p text:style-name="P6">∑</text:p>
          </draw:text-box>
        </draw:frame>
        <draw:frame draw:style-name="gr1" draw:text-style-name="P3" draw:layer="layout" svg:width="0.1cm" svg:height="0.408cm" svg:x="16.893cm" svg:y="15.192cm">
          <draw:text-box>
            <text:p text:style-name="P3">j</text:p>
          </draw:text-box>
        </draw:frame>
        <draw:frame draw:style-name="gr1" draw:text-style-name="P2" draw:layer="layout" svg:width="1.236cm" svg:height="0.683cm" svg:x="17.127cm" svg:y="14.698cm">
          <draw:text-box>
            <text:p text:style-name="P2">mass</text:p>
          </draw:text-box>
        </draw:frame>
        <draw:frame draw:style-name="gr1" draw:text-style-name="P3" draw:layer="layout" svg:width="0.1cm" svg:height="0.408cm" svg:x="18.447cm" svg:y="15.074cm">
          <draw:text-box>
            <text:p text:style-name="P3">j</text:p>
          </draw:text-box>
        </draw:frame>
        <draw:frame draw:style-name="gr1" draw:text-style-name="P4" draw:layer="layout" svg:width="0.355cm" svg:height="0.617cm" svg:x="18.487cm" svg:y="14.754cm">
          <draw:text-box>
            <text:p text:style-name="P4">⋅</text:p>
          </draw:text-box>
        </draw:frame>
        <draw:frame draw:style-name="gr1" draw:text-style-name="P2" draw:layer="layout" svg:width="0.514cm" svg:height="0.683cm" svg:x="18.759cm" svg:y="14.698cm">
          <draw:text-box>
            <text:p text:style-name="P2">W</text:p>
          </draw:text-box>
        </draw:frame>
        <draw:frame draw:style-name="gr1" draw:text-style-name="P4" draw:layer="layout" svg:width="0.207cm" svg:height="0.617cm" svg:x="19.379cm" svg:y="14.754cm">
          <draw:text-box>
            <text:p text:style-name="P4">(</text:p>
          </draw:text-box>
        </draw:frame>
        <draw:frame draw:style-name="gr1" draw:text-style-name="P2" draw:layer="layout" svg:width="2.061cm" svg:height="0.683cm" svg:x="19.612cm" svg:y="14.698cm">
          <draw:text-box>
            <text:p text:style-name="P2">distance</text:p>
          </draw:text-box>
        </draw:frame>
        <draw:frame draw:style-name="gr1" draw:text-style-name="P4" draw:layer="layout" svg:width="0.207cm" svg:height="0.617cm" svg:x="21.75cm" svg:y="14.754cm">
          <draw:text-box>
            <text:p text:style-name="P4">(</text:p>
          </draw:text-box>
        </draw:frame>
        <draw:frame draw:style-name="gr1" draw:text-style-name="P2" draw:layer="layout" svg:width="0.169cm" svg:height="0.683cm" svg:x="21.983cm" svg:y="14.698cm">
          <draw:text-box>
            <text:p text:style-name="P2">i</text:p>
          </draw:text-box>
        </draw:frame>
        <draw:frame draw:style-name="gr1" draw:text-style-name="P2" draw:layer="layout" svg:width="0.153cm" svg:height="0.683cm" svg:x="22.255cm" svg:y="14.698cm">
          <draw:text-box>
            <text:p text:style-name="P2">,</text:p>
          </draw:text-box>
        </draw:frame>
        <draw:frame draw:style-name="gr1" draw:text-style-name="P2" draw:layer="layout" svg:width="0.169cm" svg:height="0.683cm" svg:x="22.566cm" svg:y="14.698cm">
          <draw:text-box>
            <text:p text:style-name="P2">j</text:p>
          </draw:text-box>
        </draw:frame>
        <draw:frame draw:style-name="gr1" draw:text-style-name="P4" draw:layer="layout" svg:width="0.207cm" svg:height="0.617cm" svg:x="22.8cm" svg:y="14.754cm">
          <draw:text-box>
            <text:p text:style-name="P4">)</text:p>
          </draw:text-box>
        </draw:frame>
        <draw:frame draw:style-name="gr1" draw:text-style-name="P4" draw:layer="layout" svg:width="0.207cm" svg:height="0.617cm" svg:x="22.994cm" svg:y="14.754cm">
          <draw:text-box>
            <text:p text:style-name="P4">)</text:p>
          </draw:text-box>
        </draw:frame>
        <draw:frame draw:style-name="gr1" draw:text-style-name="P2" draw:layer="layout" svg:width="0.651cm" svg:height="1.183cm" svg:x="13.158cm" svg:y="6.064cm">
          <draw:text-box>
            <text:p text:style-name="P2">A</text:p>
          </draw:text-box>
        </draw:frame>
        <draw:frame draw:style-name="gr1" draw:text-style-name="P3" draw:layer="layout" svg:width="0.173cm" svg:height="0.707cm" svg:x="13.827cm" svg:y="6.715cm">
          <draw:text-box>
            <text:p text:style-name="P3">i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alitative Kräfte-Übersicht</text:p>
          </draw:text-box>
        </draw:frame>
        <draw:frame draw:style-name="standard" draw:layer="layout" svg:width="24.638cm" svg:height="14.57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7"><text:span text:style-name="T1">Druck</text:span></text:p>
                <text:p text:style-name="P7"><text:span text:style-name="T2"/></text:p>
                <text:list text:style-name="L6">
                  <text:list-item>
                    <text:p text:style-name="P7"><text:span text:style-name="T2">Jeder Partikel übt Kraft in Richtung eines jeden Nachbarn aus</text:span></text:p>
                    <text:p text:style-name="P7"><text:span text:style-name="T2"/></text:p>
                  </text:list-item>
                  <text:list-item>
                    <text:p text:style-name="P7"><text:span text:style-name="T2">Betrag abhängig von Dichte und Abstand der Partikel</text:span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  <text:p text:style-name="P7"><text:span text:style-name="T2"/></text:p>
                  </text:list-item>
                </text:list>
                <text:p text:style-name="P7"><text:span text:style-name="T2"/></text:p>
              </table:table-cell>
              <table:table-cell table:style-name="ce2">
                <text:p text:style-name="P8"><text:span text:style-name="T3">Viskosität</text:span></text:p>
                <text:p text:style-name="P8"><text:span text:style-name="T4"/></text:p>
                <text:list text:continue-numbering="true" text:style-name="L6">
                  <text:list-item>
                    <text:p text:style-name="P8"><text:span text:style-name="T4">Innere Reibung</text:span></text:p>
                    <text:p text:style-name="P8"><text:span text:style-name="T4"/></text:p>
                  </text:list-item>
                  <text:list-item>
                    <text:p text:style-name="P8"><text:span text:style-name="T4">Kraft wirkt der durchschnittlichen Geschwindigkeit entgegen</text:span></text:p>
                    <text:p text:style-name="P8"><text:span text:style-name="T4"/></text:p>
                    <text:p text:style-name="P8"><text:span text:style-name="T4"/></text:p>
                    <text:p text:style-name="P8"><text:span text:style-name="T4"/></text:p>
                  </text:list-item>
                </text:list>
              </table:table-cell>
              <table:table-cell table:style-name="ce3">
                <text:p text:style-name="P9"><text:span text:style-name="T5">Boundary</text:span></text:p>
                <text:p text:style-name="P9"><text:span text:style-name="T6"/></text:p>
                <text:list text:continue-numbering="true" text:style-name="L6">
                  <text:list-item>
                    <text:p text:style-name="P9"><text:span text:style-name="T6">Wird modelliert durch Kräfte, die von den Wänden in Richtung der Partikel wirk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5" xml:id="id23" draw:id="id23" draw:layer="layout" svg:width="0.259cm" svg:height="0.258cm" svg:x="2.198cm" svg:y="15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1" draw:id="id21" draw:layer="layout" svg:width="0.258cm" svg:height="0.259cm" svg:x="3.748cm" svg:y="12.9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24" draw:id="id24" draw:layer="layout" svg:width="0.26cm" svg:height="0.258cm" svg:x="3.618cm" svg:y="15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5" draw:id="id35" draw:layer="layout" svg:width="0.259cm" svg:height="0.258cm" svg:x="6.073cm" svg:y="13.1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19" draw:id="id19" draw:layer="layout" svg:width="0.259cm" svg:height="0.257cm" svg:x="4.781cm" svg:y="13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28" draw:id="id28" draw:layer="layout" svg:width="0.258cm" svg:height="0.257cm" svg:x="4.911cm" svg:y="16.3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0" draw:id="id20" draw:layer="layout" svg:width="0.258cm" svg:height="0.259cm" svg:x="5.428cm" svg:y="15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2" draw:id="id22" draw:layer="layout" svg:width="0.257cm" svg:height="0.258cm" svg:x="2.457cm" svg:y="13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5" draw:id="id25" draw:layer="layout" svg:width="0.26cm" svg:height="0.26cm" svg:x="2.714cm" svg:y="17.1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4" draw:id="id34" draw:layer="layout" svg:width="0.261cm" svg:height="0.26cm" svg:x="7.363cm" svg:y="14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3" draw:id="id33" draw:layer="layout" svg:width="0.26cm" svg:height="0.258cm" svg:x="6.97cm" svg:y="15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2" draw:id="id32" draw:layer="layout" svg:width="0.259cm" svg:height="0.259cm" svg:x="8.14cm" svg:y="16.8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26" draw:id="id26" draw:layer="layout" svg:width="0.259cm" svg:height="0.257cm" svg:x="4.781cm" svg:y="1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7" draw:id="id27" draw:layer="layout" svg:width="0.26cm" svg:height="0.26cm" svg:x="3.618cm" svg:y="18.2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29" draw:id="id29" draw:layer="layout" svg:width="0.258cm" svg:height="0.259cm" svg:x="5.557cm" svg:y="17.3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0" draw:id="id30" draw:layer="layout" svg:width="0.258cm" svg:height="0.259cm" svg:x="6.332cm" svg:y="18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1" draw:id="id31" draw:layer="layout" svg:width="0.257cm" svg:height="0.259cm" svg:x="8.011cm" svg:y="17.3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5" draw:layer="layout" draw:type="line" svg:x1="5.002cm" svg:y1="14.125cm" svg:x2="5.557cm" svg:y2="15.044cm" draw:start-shape="id19" draw:start-glue-point="9" draw:end-shape="id20" draw:end-glue-point="4" svg:d="m5002 14125 555 919">
          <text:p/>
        </draw:connector>
        <draw:connector draw:style-name="gr7" draw:text-style-name="P5" draw:layer="layout" draw:type="line" svg:x1="3.969cm" svg:y1="13.22cm" svg:x2="5.465cm" svg:y2="15.082cm" draw:start-shape="id21" draw:start-glue-point="9" draw:end-shape="id20" draw:end-glue-point="5" svg:d="m3969 13220 1496 1862">
          <text:p/>
        </draw:connector>
        <draw:connector draw:style-name="gr7" draw:text-style-name="P5" draw:layer="layout" draw:type="line" svg:x1="2.677cm" svg:y1="13.758cm" svg:x2="5.428cm" svg:y2="15.174cm" draw:start-shape="id22" draw:start-glue-point="9" draw:end-shape="id20" draw:end-glue-point="6" svg:d="m2677 13758 2751 1416">
          <text:p/>
        </draw:connector>
        <draw:connector draw:style-name="gr7" draw:text-style-name="P5" draw:layer="layout" draw:type="line" svg:x1="2.457cm" svg:y1="15.195cm" svg:x2="5.428cm" svg:y2="15.174cm" draw:start-shape="id23" draw:start-glue-point="10" draw:end-shape="id20" draw:end-glue-point="6" svg:d="m2457 15195 2971-21">
          <text:p/>
        </draw:connector>
        <draw:connector draw:style-name="gr8" draw:text-style-name="P5" draw:layer="layout" draw:type="line" svg:x1="3.84cm" svg:y1="15.749cm" svg:x2="5.465cm" svg:y2="15.265cm" draw:start-shape="id24" draw:start-glue-point="11" draw:end-shape="id20" draw:end-glue-point="7" svg:d="m3840 15749 1625-484">
          <text:p/>
        </draw:connector>
        <draw:connector draw:style-name="gr7" draw:text-style-name="P5" draw:layer="layout" draw:type="line" svg:x1="2.936cm" svg:y1="17.149cm" svg:x2="5.465cm" svg:y2="15.265cm" draw:start-shape="id25" draw:start-glue-point="11" draw:end-shape="id20" draw:end-glue-point="7" svg:d="m2936 17149 2529-1884">
          <text:p/>
        </draw:connector>
        <draw:connector draw:style-name="gr9" draw:text-style-name="P5" draw:layer="layout" draw:type="line" svg:x1="5.002cm" svg:y1="15.787cm" svg:x2="5.465cm" svg:y2="15.265cm" draw:start-shape="id26" draw:start-glue-point="11" draw:end-shape="id20" draw:end-glue-point="7" svg:d="m5002 15787 463-522">
          <text:p/>
        </draw:connector>
        <draw:connector draw:style-name="gr7" draw:text-style-name="P5" draw:layer="layout" draw:type="line" svg:x1="3.748cm" svg:y1="18.294cm" svg:x2="5.465cm" svg:y2="15.265cm" draw:start-shape="id27" draw:start-glue-point="4" draw:end-shape="id20" draw:end-glue-point="7" svg:d="m3748 18294 1717-3029">
          <text:p/>
        </draw:connector>
        <draw:connector draw:style-name="gr9" draw:text-style-name="P5" draw:layer="layout" draw:type="line" svg:x1="5.04cm" svg:y1="16.359cm" svg:x2="5.465cm" svg:y2="15.265cm" draw:start-shape="id28" draw:start-glue-point="4" draw:end-shape="id20" draw:end-glue-point="7" svg:d="m5040 16359 425-1094">
          <text:p/>
        </draw:connector>
        <draw:connector draw:style-name="gr8" draw:text-style-name="P5" draw:layer="layout" draw:type="line" svg:x1="5.686cm" svg:y1="17.392cm" svg:x2="5.557cm" svg:y2="15.303cm" draw:start-shape="id29" draw:start-glue-point="4" draw:end-shape="id20" draw:end-glue-point="8" svg:d="m5686 17392-129-2089">
          <text:p/>
        </draw:connector>
        <draw:connector draw:style-name="gr7" draw:text-style-name="P5" draw:layer="layout" draw:type="line" svg:x1="6.461cm" svg:y1="18.167cm" svg:x2="5.649cm" svg:y2="15.265cm" draw:start-shape="id30" draw:start-glue-point="4" draw:end-shape="id20" draw:end-glue-point="9" svg:d="m6461 18167-812-2902">
          <text:p/>
        </draw:connector>
        <draw:connector draw:style-name="gr7" draw:text-style-name="P5" draw:layer="layout" draw:type="line" svg:x1="8.048cm" svg:y1="17.43cm" svg:x2="5.649cm" svg:y2="15.265cm" draw:start-shape="id31" draw:start-glue-point="5" draw:end-shape="id20" draw:end-glue-point="9" svg:d="m8048 17430-2399-2165">
          <text:p/>
        </draw:connector>
        <draw:connector draw:style-name="gr7" draw:text-style-name="P5" draw:layer="layout" draw:type="line" svg:x1="8.14cm" svg:y1="16.935cm" svg:x2="5.649cm" svg:y2="15.265cm" draw:start-shape="id32" draw:start-glue-point="6" draw:end-shape="id20" draw:end-glue-point="9" svg:d="m8140 16935-2491-1670">
          <text:p/>
        </draw:connector>
        <draw:connector draw:style-name="gr8" draw:text-style-name="P5" draw:layer="layout" draw:type="line" svg:x1="6.97cm" svg:y1="15.841cm" svg:x2="5.649cm" svg:y2="15.265cm" draw:start-shape="id33" draw:start-glue-point="6" draw:end-shape="id20" draw:end-glue-point="9" svg:d="m6970 15841-1321-576">
          <text:p/>
        </draw:connector>
        <draw:connector draw:style-name="gr7" draw:text-style-name="P5" draw:layer="layout" draw:type="line" svg:x1="7.363cm" svg:y1="14.55cm" svg:x2="5.686cm" svg:y2="15.174cm" draw:start-shape="id34" draw:start-glue-point="6" draw:end-shape="id20" draw:end-glue-point="10" svg:d="m7363 14550-1677 624">
          <text:p/>
        </draw:connector>
        <draw:connector draw:style-name="gr8" draw:text-style-name="P5" draw:layer="layout" draw:type="line" svg:x1="6.203cm" svg:y1="13.387cm" svg:x2="5.557cm" svg:y2="15.044cm" draw:start-shape="id35" draw:start-glue-point="8" draw:end-shape="id20" draw:end-glue-point="4" svg:d="m6203 13387-646 1657">
          <text:p/>
        </draw:connector>
        <draw:connector draw:style-name="gr10" draw:text-style-name="P5" draw:layer="layout" draw:type="line" svg:x1="5.59cm" svg:y1="15.136cm" svg:x2="6.741cm" svg:y2="13.866cm" svg:d="m5590 15136 1151-1270">
          <text:p/>
        </draw:connector>
        <draw:custom-shape draw:style-name="gr3" draw:text-style-name="P5" xml:id="id40" draw:id="id40" draw:layer="layout" svg:width="0.259cm" svg:height="0.258cm" svg:x="2.198cm" svg:y="15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8" draw:id="id38" draw:layer="layout" svg:width="0.258cm" svg:height="0.259cm" svg:x="3.748cm" svg:y="12.9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41" draw:id="id41" draw:layer="layout" svg:width="0.26cm" svg:height="0.258cm" svg:x="3.618cm" svg:y="15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2" draw:id="id52" draw:layer="layout" svg:width="0.259cm" svg:height="0.258cm" svg:x="6.073cm" svg:y="13.1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6" draw:id="id36" draw:layer="layout" svg:width="0.259cm" svg:height="0.257cm" svg:x="4.781cm" svg:y="13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45" draw:id="id45" draw:layer="layout" svg:width="0.258cm" svg:height="0.257cm" svg:x="4.911cm" svg:y="16.3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7" draw:id="id37" draw:layer="layout" svg:width="0.258cm" svg:height="0.259cm" svg:x="5.428cm" svg:y="15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9" draw:id="id39" draw:layer="layout" svg:width="0.257cm" svg:height="0.258cm" svg:x="2.457cm" svg:y="13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2" draw:id="id42" draw:layer="layout" svg:width="0.26cm" svg:height="0.26cm" svg:x="2.714cm" svg:y="17.1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1" draw:id="id51" draw:layer="layout" svg:width="0.261cm" svg:height="0.26cm" svg:x="7.363cm" svg:y="14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0" draw:id="id50" draw:layer="layout" svg:width="0.26cm" svg:height="0.258cm" svg:x="6.97cm" svg:y="15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9" draw:id="id49" draw:layer="layout" svg:width="0.259cm" svg:height="0.259cm" svg:x="8.14cm" svg:y="16.8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43" draw:id="id43" draw:layer="layout" svg:width="0.259cm" svg:height="0.257cm" svg:x="4.781cm" svg:y="1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4" draw:id="id44" draw:layer="layout" svg:width="0.26cm" svg:height="0.26cm" svg:x="3.618cm" svg:y="18.2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46" draw:id="id46" draw:layer="layout" svg:width="0.258cm" svg:height="0.259cm" svg:x="5.557cm" svg:y="17.3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7" draw:id="id47" draw:layer="layout" svg:width="0.258cm" svg:height="0.259cm" svg:x="6.332cm" svg:y="18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8" draw:id="id48" draw:layer="layout" svg:width="0.257cm" svg:height="0.259cm" svg:x="8.011cm" svg:y="17.3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5" draw:layer="layout" draw:type="line" svg:x1="5.002cm" svg:y1="14.125cm" svg:x2="5.557cm" svg:y2="15.044cm" draw:start-shape="id36" draw:start-glue-point="9" draw:end-shape="id37" draw:end-glue-point="4" svg:d="m5002 14125 555 919">
          <text:p/>
        </draw:connector>
        <draw:connector draw:style-name="gr7" draw:text-style-name="P5" draw:layer="layout" draw:type="line" svg:x1="3.969cm" svg:y1="13.22cm" svg:x2="5.465cm" svg:y2="15.082cm" draw:start-shape="id38" draw:start-glue-point="9" draw:end-shape="id37" draw:end-glue-point="5" svg:d="m3969 13220 1496 1862">
          <text:p/>
        </draw:connector>
        <draw:connector draw:style-name="gr7" draw:text-style-name="P5" draw:layer="layout" draw:type="line" svg:x1="2.677cm" svg:y1="13.758cm" svg:x2="5.428cm" svg:y2="15.174cm" draw:start-shape="id39" draw:start-glue-point="9" draw:end-shape="id37" draw:end-glue-point="6" svg:d="m2677 13758 2751 1416">
          <text:p/>
        </draw:connector>
        <draw:connector draw:style-name="gr7" draw:text-style-name="P5" draw:layer="layout" draw:type="line" svg:x1="2.457cm" svg:y1="15.195cm" svg:x2="5.428cm" svg:y2="15.174cm" draw:start-shape="id40" draw:start-glue-point="10" draw:end-shape="id37" draw:end-glue-point="6" svg:d="m2457 15195 2971-21">
          <text:p/>
        </draw:connector>
        <draw:connector draw:style-name="gr8" draw:text-style-name="P5" draw:layer="layout" draw:type="line" svg:x1="3.84cm" svg:y1="15.749cm" svg:x2="5.465cm" svg:y2="15.265cm" draw:start-shape="id41" draw:start-glue-point="11" draw:end-shape="id37" draw:end-glue-point="7" svg:d="m3840 15749 1625-484">
          <text:p/>
        </draw:connector>
        <draw:connector draw:style-name="gr7" draw:text-style-name="P5" draw:layer="layout" draw:type="line" svg:x1="2.936cm" svg:y1="17.149cm" svg:x2="5.465cm" svg:y2="15.265cm" draw:start-shape="id42" draw:start-glue-point="11" draw:end-shape="id37" draw:end-glue-point="7" svg:d="m2936 17149 2529-1884">
          <text:p/>
        </draw:connector>
        <draw:connector draw:style-name="gr9" draw:text-style-name="P5" draw:layer="layout" draw:type="line" svg:x1="5.002cm" svg:y1="15.787cm" svg:x2="5.465cm" svg:y2="15.265cm" draw:start-shape="id43" draw:start-glue-point="11" draw:end-shape="id37" draw:end-glue-point="7" svg:d="m5002 15787 463-522">
          <text:p/>
        </draw:connector>
        <draw:connector draw:style-name="gr7" draw:text-style-name="P5" draw:layer="layout" draw:type="line" svg:x1="3.748cm" svg:y1="18.294cm" svg:x2="5.465cm" svg:y2="15.265cm" draw:start-shape="id44" draw:start-glue-point="4" draw:end-shape="id37" draw:end-glue-point="7" svg:d="m3748 18294 1717-3029">
          <text:p/>
        </draw:connector>
        <draw:connector draw:style-name="gr9" draw:text-style-name="P5" draw:layer="layout" draw:type="line" svg:x1="5.04cm" svg:y1="16.359cm" svg:x2="5.465cm" svg:y2="15.265cm" draw:start-shape="id45" draw:start-glue-point="4" draw:end-shape="id37" draw:end-glue-point="7" svg:d="m5040 16359 425-1094">
          <text:p/>
        </draw:connector>
        <draw:connector draw:style-name="gr8" draw:text-style-name="P5" draw:layer="layout" draw:type="line" svg:x1="5.686cm" svg:y1="17.392cm" svg:x2="5.557cm" svg:y2="15.303cm" draw:start-shape="id46" draw:start-glue-point="4" draw:end-shape="id37" draw:end-glue-point="8" svg:d="m5686 17392-129-2089">
          <text:p/>
        </draw:connector>
        <draw:connector draw:style-name="gr7" draw:text-style-name="P5" draw:layer="layout" draw:type="line" svg:x1="6.461cm" svg:y1="18.167cm" svg:x2="5.649cm" svg:y2="15.265cm" draw:start-shape="id47" draw:start-glue-point="4" draw:end-shape="id37" draw:end-glue-point="9" svg:d="m6461 18167-812-2902">
          <text:p/>
        </draw:connector>
        <draw:connector draw:style-name="gr7" draw:text-style-name="P5" draw:layer="layout" draw:type="line" svg:x1="8.048cm" svg:y1="17.43cm" svg:x2="5.649cm" svg:y2="15.265cm" draw:start-shape="id48" draw:start-glue-point="5" draw:end-shape="id37" draw:end-glue-point="9" svg:d="m8048 17430-2399-2165">
          <text:p/>
        </draw:connector>
        <draw:connector draw:style-name="gr7" draw:text-style-name="P5" draw:layer="layout" draw:type="line" svg:x1="8.14cm" svg:y1="16.935cm" svg:x2="5.649cm" svg:y2="15.265cm" draw:start-shape="id49" draw:start-glue-point="6" draw:end-shape="id37" draw:end-glue-point="9" svg:d="m8140 16935-2491-1670">
          <text:p/>
        </draw:connector>
        <draw:connector draw:style-name="gr8" draw:text-style-name="P5" draw:layer="layout" draw:type="line" svg:x1="6.97cm" svg:y1="15.841cm" svg:x2="5.649cm" svg:y2="15.265cm" draw:start-shape="id50" draw:start-glue-point="6" draw:end-shape="id37" draw:end-glue-point="9" svg:d="m6970 15841-1321-576">
          <text:p/>
        </draw:connector>
        <draw:connector draw:style-name="gr7" draw:text-style-name="P5" draw:layer="layout" draw:type="line" svg:x1="7.363cm" svg:y1="14.55cm" svg:x2="5.686cm" svg:y2="15.174cm" draw:start-shape="id51" draw:start-glue-point="6" draw:end-shape="id37" draw:end-glue-point="10" svg:d="m7363 14550-1677 624">
          <text:p/>
        </draw:connector>
        <draw:connector draw:style-name="gr8" draw:text-style-name="P5" draw:layer="layout" draw:type="line" svg:x1="6.203cm" svg:y1="13.387cm" svg:x2="5.557cm" svg:y2="15.044cm" draw:start-shape="id52" draw:start-glue-point="8" draw:end-shape="id37" draw:end-glue-point="4" svg:d="m6203 13387-646 1657">
          <text:p/>
        </draw:connector>
        <draw:connector draw:style-name="gr10" draw:text-style-name="P5" draw:layer="layout" draw:type="line" svg:x1="5.59cm" svg:y1="15.136cm" svg:x2="6.741cm" svg:y2="13.866cm" svg:d="m5590 15136 1151-1270">
          <text:p/>
        </draw:connector>
        <draw:custom-shape draw:style-name="gr3" draw:text-style-name="P5" xml:id="id56" draw:id="id56" draw:layer="layout" svg:width="0.185cm" svg:height="0.187cm" svg:x="10.166cm" svg:y="15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4" draw:id="id54" draw:layer="layout" svg:width="0.185cm" svg:height="0.186cm" svg:x="11.28cm" svg:y="13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7" draw:id="id57" draw:layer="layout" svg:width="0.184cm" svg:height="0.186cm" svg:x="11.188cm" svg:y="15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8" draw:id="id68" draw:layer="layout" svg:width="0.186cm" svg:height="0.186cm" svg:x="12.951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3" draw:id="id53" draw:layer="layout" svg:width="0.187cm" svg:height="0.185cm" svg:x="12.023cm" svg:y="14.2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61" draw:id="id61" draw:layer="layout" svg:width="0.186cm" svg:height="0.186cm" svg:x="12.117cm" svg:y="16.0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70" draw:id="id70" draw:layer="layout" svg:width="0.187cm" svg:height="0.185cm" svg:x="12.487cm" svg:y="15.0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5" draw:id="id55" draw:layer="layout" svg:width="0.186cm" svg:height="0.186cm" svg:x="10.351cm" svg:y="13.9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58" draw:id="id58" draw:layer="layout" svg:width="0.186cm" svg:height="0.186cm" svg:x="10.537cm" svg:y="16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7" draw:id="id67" draw:layer="layout" svg:width="0.186cm" svg:height="0.186cm" svg:x="13.88cm" svg:y="14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6" draw:id="id66" draw:layer="layout" svg:width="0.186cm" svg:height="0.186cm" svg:x="13.597cm" svg:y="15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5" draw:id="id65" draw:layer="layout" svg:width="0.187cm" svg:height="0.185cm" svg:x="14.437cm" svg:y="16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9" draw:id="id69" draw:layer="layout" svg:width="0.184cm" svg:height="0.185cm" svg:x="13.789cm" svg:y="13.3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59" draw:id="id59" draw:layer="layout" svg:width="0.187cm" svg:height="0.182cm" svg:x="12.023cm" svg:y="15.5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0" draw:id="id60" draw:layer="layout" svg:width="0.184cm" svg:height="0.185cm" svg:x="11.188cm" svg:y="17.4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2" draw:id="id62" draw:layer="layout" svg:width="0.187cm" svg:height="0.187cm" svg:x="12.58cm" svg:y="16.7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3" draw:id="id63" draw:layer="layout" svg:width="0.187cm" svg:height="0.186cm" svg:x="13.137cm" svg:y="17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4" draw:id="id64" draw:layer="layout" svg:width="0.184cm" svg:height="0.187cm" svg:x="14.346cm" svg:y="16.7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5" draw:layer="layout" draw:type="line" svg:x1="12.21cm" svg:y1="14.35cm" svg:x2="12.984cm" svg:y2="14.238cm" draw:start-shape="id53" draw:start-glue-point="10" svg:d="m12210 14350 774-112">
          <text:p/>
        </draw:connector>
        <draw:connector draw:style-name="gr7" draw:text-style-name="P5" draw:layer="layout" draw:type="line" svg:x1="11.465cm" svg:y1="13.7cm" svg:x2="12.07cm" svg:y2="13.659cm" draw:start-shape="id54" draw:start-glue-point="10" svg:d="m11465 13700 605-41">
          <text:p/>
        </draw:connector>
        <draw:connector draw:style-name="gr7" draw:text-style-name="P5" draw:layer="layout" draw:type="line" svg:x1="10.537cm" svg:y1="14.086cm" svg:x2="11.378cm" svg:y2="14.107cm" draw:start-shape="id55" draw:start-glue-point="10" svg:d="m10537 14086 841 21">
          <text:p/>
        </draw:connector>
        <draw:connector draw:style-name="gr7" draw:text-style-name="P5" draw:layer="layout" draw:type="line" svg:x1="10.351cm" svg:y1="15.186cm" svg:x2="11.154cm" svg:y2="15.103cm" draw:start-shape="id56" draw:start-glue-point="10" svg:d="m10351 15186 803-83">
          <text:p/>
        </draw:connector>
        <draw:connector draw:style-name="gr7" draw:text-style-name="P5" draw:layer="layout" draw:type="line" svg:x1="11.345cm" svg:y1="15.584cm" svg:x2="11.867cm" svg:y2="15.437cm" draw:start-shape="id57" draw:start-glue-point="11" svg:d="m11345 15584 522-147">
          <text:p/>
        </draw:connector>
        <draw:connector draw:style-name="gr7" draw:text-style-name="P5" draw:layer="layout" draw:type="line" svg:x1="10.696cm" svg:y1="16.589cm" svg:x2="11.266cm" svg:y2="16.333cm" draw:start-shape="id58" draw:start-glue-point="11" svg:d="m10696 16589 570-256">
          <text:p/>
        </draw:connector>
        <draw:connector draw:style-name="gr7" draw:text-style-name="P5" draw:layer="layout" draw:type="line" svg:x1="12.183cm" svg:y1="15.612cm" svg:x2="12.721cm" svg:y2="15.366cm" draw:start-shape="id59" draw:start-glue-point="11" svg:d="m12183 15612 538-246">
          <text:p/>
        </draw:connector>
        <draw:connector draw:style-name="gr7" draw:text-style-name="P5" draw:layer="layout" draw:type="line" svg:x1="11.345cm" svg:y1="17.442cm" svg:x2="12.212cm" svg:y2="16.974cm" draw:start-shape="id60" draw:start-glue-point="11" svg:d="m11345 17442 867-468">
          <text:p/>
        </draw:connector>
        <draw:connector draw:style-name="gr7" draw:text-style-name="P5" draw:layer="layout" draw:type="line" svg:x1="12.276cm" svg:y1="16.048cm" svg:x2="12.872cm" svg:y2="15.641cm" draw:start-shape="id61" draw:start-glue-point="11" svg:d="m12276 16048 596-407">
          <text:p/>
        </draw:connector>
        <draw:connector draw:style-name="gr7" draw:text-style-name="P5" draw:layer="layout" draw:type="line" svg:x1="12.767cm" svg:y1="16.858cm" svg:x2="13.522cm" svg:y2="16.363cm" draw:start-shape="id62" draw:start-glue-point="10" svg:d="m12767 16858 755-495">
          <text:p/>
        </draw:connector>
        <draw:connector draw:style-name="gr7" draw:text-style-name="P5" draw:layer="layout" draw:type="line" svg:x1="13.297cm" svg:y1="17.348cm" svg:x2="14.102cm" svg:y2="17.085cm" draw:start-shape="id63" draw:start-glue-point="11" svg:d="m13297 17348 805-263">
          <text:p/>
        </draw:connector>
        <draw:connector draw:style-name="gr7" draw:text-style-name="P5" draw:layer="layout" draw:type="line" svg:x1="14.503cm" svg:y1="16.791cm" svg:x2="14.937cm" svg:y2="16.373cm" draw:start-shape="id64" draw:start-glue-point="11" svg:d="m14503 16791 434-418">
          <text:p/>
        </draw:connector>
        <draw:connector draw:style-name="gr7" draw:text-style-name="P5" draw:layer="layout" draw:type="line" svg:x1="14.597cm" svg:y1="16.37cm" svg:x2="15.2cm" svg:y2="15.784cm" draw:start-shape="id65" draw:start-glue-point="11" svg:d="m14597 16370 603-586">
          <text:p/>
        </draw:connector>
        <draw:connector draw:style-name="gr7" draw:text-style-name="P5" draw:layer="layout" draw:type="line" svg:x1="13.756cm" svg:y1="15.584cm" svg:x2="14.62cm" svg:y2="15.062cm" draw:start-shape="id66" draw:start-glue-point="11" svg:d="m13756 15584 864-522">
          <text:p/>
        </draw:connector>
        <draw:connector draw:style-name="gr7" draw:text-style-name="P5" draw:layer="layout" draw:type="line" svg:x1="14.039cm" svg:y1="14.656cm" svg:x2="14.55cm" svg:y2="14.298cm" draw:start-shape="id67" draw:start-glue-point="11" svg:d="m14039 14656 511-358">
          <text:p/>
        </draw:connector>
        <draw:connector draw:style-name="gr7" draw:text-style-name="P5" draw:layer="layout" draw:type="line" svg:x1="13.137cm" svg:y1="13.793cm" svg:x2="13.899cm" svg:y2="13.629cm" draw:start-shape="id68" draw:start-glue-point="10" svg:d="m13137 13793 762-164">
          <text:p/>
        </draw:connector>
        <draw:connector draw:style-name="gr7" draw:text-style-name="P5" draw:layer="layout" draw:type="line" svg:x1="13.946cm" svg:y1="13.356cm" svg:x2="14.795cm" svg:y2="12.856cm" draw:start-shape="id69" draw:start-glue-point="11" svg:d="m13946 13356 849-500">
          <text:p/>
        </draw:connector>
        <draw:connector draw:style-name="gr7" draw:text-style-name="P5" draw:layer="layout" draw:type="line" svg:x1="12.647cm" svg:y1="15.104cm" svg:x2="13.319cm" svg:y2="14.665cm" draw:start-shape="id70" draw:start-glue-point="11" svg:d="m12647 15104 672-439">
          <text:p/>
        </draw:connector>
        <draw:connector draw:style-name="gr11" draw:text-style-name="P5" draw:layer="layout" draw:type="line" svg:x1="12.574cm" svg:y1="15.186cm" svg:x2="12.022cm" svg:y2="15.358cm" svg:d="m12574 15186-552 172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2:48:49</meta:creation-date>
    <dc:date>2013-09-04T15:05:59</dc:date>
    <meta:editing-duration>PT56M5S</meta:editing-duration>
    <meta:editing-cycles>9</meta:editing-cycles>
    <meta:generator>LibreOffice/3.5$Linux_X86_64 LibreOffice_project/350m1$Build-403</meta:generator>
    <meta:document-statistic meta:object-count="213"/>
  </office:meta>
</office:document-meta>
</file>